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rotation</text:p>
          </table:table-cell>
          <table:table-cell office:value-type="string">
            <text:p>x'</text:p>
          </table:table-cell>
          <table:table-cell office:value-type="string">
            <text:p>y'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3]*COS(RADIANS([.D3]))-[.C3]*SIN(RADIANS([.D3]))" office:value-type="float" office:value="-2">
            <text:p>-2</text:p>
          </table:table-cell>
          <table:table-cell table:formula="of:=[.B3]*SIN(RADIANS([.D3]))+[.C3]*COS(RADIANS([.D3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formula="of:=[.B4]*COS(RADIANS([.D4]))-[.C4]*SIN(RADIANS([.D4]))" office:value-type="float" office:value="-3.53553390593274">
            <text:p>-3.5355339059</text:p>
          </table:table-cell>
          <table:table-cell table:formula="of:=[.B4]*SIN(RADIANS([.D4]))+[.C4]*COS(RADIANS([.D4]))" office:value-type="float" office:value="3.53553390593274">
            <text:p>3.5355339059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45">
            <text:p>45</text:p>
          </table:table-cell>
          <table:table-cell table:formula="of:=[.B5]*COS(RADIANS([.D5]))-[.C5]*SIN(RADIANS([.D5]))" office:value-type="float" office:value="0">
            <text:p>0</text:p>
          </table:table-cell>
          <table:table-cell table:formula="of:=[.B5]*SIN(RADIANS([.D5]))+[.C5]*COS(RADIANS([.D5]))" office:value-type="float" office:value="2.82842712474619">
            <text:p>2.828427124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6]*COS(RADIANS([.D6]))-[.C6]*SIN(RADIANS([.D6]))" office:value-type="float" office:value="-2">
            <text:p>-2</text:p>
          </table:table-cell>
          <table:table-cell table:formula="of:=[.B6]*SIN(RADIANS([.D6]))+[.C6]*COS(RADIANS([.D6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7]*COS(RADIANS([.D7]))-[.C7]*SIN(RADIANS([.D7]))" office:value-type="float" office:value="-2">
            <text:p>-2</text:p>
          </table:table-cell>
          <table:table-cell table:formula="of:=[.B7]*SIN(RADIANS([.D7]))+[.C7]*COS(RADIANS([.D7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8]*COS(RADIANS([.D8]))-[.C8]*SIN(RADIANS([.D8]))" office:value-type="float" office:value="-2">
            <text:p>-2</text:p>
          </table:table-cell>
          <table:table-cell table:formula="of:=[.B8]*SIN(RADIANS([.D8]))+[.C8]*COS(RADIANS([.D8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9]*COS(RADIANS([.D9]))-[.C9]*SIN(RADIANS([.D9]))" office:value-type="float" office:value="-2">
            <text:p>-2</text:p>
          </table:table-cell>
          <table:table-cell table:formula="of:=[.B9]*SIN(RADIANS([.D9]))+[.C9]*COS(RADIANS([.D9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10]*COS(RADIANS([.D10]))-[.C10]*SIN(RADIANS([.D10]))" office:value-type="float" office:value="-2">
            <text:p>-2</text:p>
          </table:table-cell>
          <table:table-cell table:formula="of:=[.B10]*SIN(RADIANS([.D10]))+[.C10]*COS(RADIANS([.D10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11]*COS(RADIANS([.D11]))-[.C11]*SIN(RADIANS([.D11]))" office:value-type="float" office:value="-2">
            <text:p>-2</text:p>
          </table:table-cell>
          <table:table-cell table:formula="of:=[.B11]*SIN(RADIANS([.D11]))+[.C11]*COS(RADIANS([.D11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12]*COS(RADIANS([.D12]))-[.C12]*SIN(RADIANS([.D12]))" office:value-type="float" office:value="-2">
            <text:p>-2</text:p>
          </table:table-cell>
          <table:table-cell table:formula="of:=[.B12]*SIN(RADIANS([.D12]))+[.C12]*COS(RADIANS([.D12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13]*COS(RADIANS([.D13]))-[.C13]*SIN(RADIANS([.D13]))" office:value-type="float" office:value="-2">
            <text:p>-2</text:p>
          </table:table-cell>
          <table:table-cell table:formula="of:=[.B13]*SIN(RADIANS([.D13]))+[.C13]*COS(RADIANS([.D13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14]*COS(RADIANS([.D14]))-[.C14]*SIN(RADIANS([.D14]))" office:value-type="float" office:value="-2">
            <text:p>-2</text:p>
          </table:table-cell>
          <table:table-cell table:formula="of:=[.B14]*SIN(RADIANS([.D14]))+[.C14]*COS(RADIANS([.D14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15]*COS(RADIANS([.D15]))-[.C15]*SIN(RADIANS([.D15]))" office:value-type="float" office:value="-2">
            <text:p>-2</text:p>
          </table:table-cell>
          <table:table-cell table:formula="of:=[.B15]*SIN(RADIANS([.D15]))+[.C15]*COS(RADIANS([.D15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16]*COS(RADIANS([.D16]))-[.C16]*SIN(RADIANS([.D16]))" office:value-type="float" office:value="-2">
            <text:p>-2</text:p>
          </table:table-cell>
          <table:table-cell table:formula="of:=[.B16]*SIN(RADIANS([.D16]))+[.C16]*COS(RADIANS([.D16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17]*COS(RADIANS([.D17]))-[.C17]*SIN(RADIANS([.D17]))" office:value-type="float" office:value="-2">
            <text:p>-2</text:p>
          </table:table-cell>
          <table:table-cell table:formula="of:=[.B17]*SIN(RADIANS([.D17]))+[.C17]*COS(RADIANS([.D17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18]*COS(RADIANS([.D18]))-[.C18]*SIN(RADIANS([.D18]))" office:value-type="float" office:value="-2">
            <text:p>-2</text:p>
          </table:table-cell>
          <table:table-cell table:formula="of:=[.B18]*SIN(RADIANS([.D18]))+[.C18]*COS(RADIANS([.D18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19]*COS(RADIANS([.D19]))-[.C19]*SIN(RADIANS([.D19]))" office:value-type="float" office:value="-2">
            <text:p>-2</text:p>
          </table:table-cell>
          <table:table-cell table:formula="of:=[.B19]*SIN(RADIANS([.D19]))+[.C19]*COS(RADIANS([.D19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20]*COS(RADIANS([.D20]))-[.C20]*SIN(RADIANS([.D20]))" office:value-type="float" office:value="-2">
            <text:p>-2</text:p>
          </table:table-cell>
          <table:table-cell table:formula="of:=[.B20]*SIN(RADIANS([.D20]))+[.C20]*COS(RADIANS([.D20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21]*COS(RADIANS([.D21]))-[.C21]*SIN(RADIANS([.D21]))" office:value-type="float" office:value="-2">
            <text:p>-2</text:p>
          </table:table-cell>
          <table:table-cell table:formula="of:=[.B21]*SIN(RADIANS([.D21]))+[.C21]*COS(RADIANS([.D21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22]*COS(RADIANS([.D22]))-[.C22]*SIN(RADIANS([.D22]))" office:value-type="float" office:value="-2">
            <text:p>-2</text:p>
          </table:table-cell>
          <table:table-cell table:formula="of:=[.B22]*SIN(RADIANS([.D22]))+[.C22]*COS(RADIANS([.D22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23]*COS(RADIANS([.D23]))-[.C23]*SIN(RADIANS([.D23]))" office:value-type="float" office:value="-2">
            <text:p>-2</text:p>
          </table:table-cell>
          <table:table-cell table:formula="of:=[.B23]*SIN(RADIANS([.D23]))+[.C23]*COS(RADIANS([.D23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24]*COS(RADIANS([.D24]))-[.C24]*SIN(RADIANS([.D24]))" office:value-type="float" office:value="-2">
            <text:p>-2</text:p>
          </table:table-cell>
          <table:table-cell table:formula="of:=[.B24]*SIN(RADIANS([.D24]))+[.C24]*COS(RADIANS([.D24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25]*COS(RADIANS([.D25]))-[.C25]*SIN(RADIANS([.D25]))" office:value-type="float" office:value="-2">
            <text:p>-2</text:p>
          </table:table-cell>
          <table:table-cell table:formula="of:=[.B25]*SIN(RADIANS([.D25]))+[.C25]*COS(RADIANS([.D25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26]*COS(RADIANS([.D26]))-[.C26]*SIN(RADIANS([.D26]))" office:value-type="float" office:value="-2">
            <text:p>-2</text:p>
          </table:table-cell>
          <table:table-cell table:formula="of:=[.B26]*SIN(RADIANS([.D26]))+[.C26]*COS(RADIANS([.D26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27]*COS(RADIANS([.D27]))-[.C27]*SIN(RADIANS([.D27]))" office:value-type="float" office:value="-2">
            <text:p>-2</text:p>
          </table:table-cell>
          <table:table-cell table:formula="of:=[.B27]*SIN(RADIANS([.D27]))+[.C27]*COS(RADIANS([.D27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28]*COS(RADIANS([.D28]))-[.C28]*SIN(RADIANS([.D28]))" office:value-type="float" office:value="-2">
            <text:p>-2</text:p>
          </table:table-cell>
          <table:table-cell table:formula="of:=[.B28]*SIN(RADIANS([.D28]))+[.C28]*COS(RADIANS([.D28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29]*COS(RADIANS([.D29]))-[.C29]*SIN(RADIANS([.D29]))" office:value-type="float" office:value="-2">
            <text:p>-2</text:p>
          </table:table-cell>
          <table:table-cell table:formula="of:=[.B29]*SIN(RADIANS([.D29]))+[.C29]*COS(RADIANS([.D29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30]*COS(RADIANS([.D30]))-[.C30]*SIN(RADIANS([.D30]))" office:value-type="float" office:value="-2">
            <text:p>-2</text:p>
          </table:table-cell>
          <table:table-cell table:formula="of:=[.B30]*SIN(RADIANS([.D30]))+[.C30]*COS(RADIANS([.D30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31]*COS(RADIANS([.D31]))-[.C31]*SIN(RADIANS([.D31]))" office:value-type="float" office:value="-2">
            <text:p>-2</text:p>
          </table:table-cell>
          <table:table-cell table:formula="of:=[.B31]*SIN(RADIANS([.D31]))+[.C31]*COS(RADIANS([.D31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32]*COS(RADIANS([.D32]))-[.C32]*SIN(RADIANS([.D32]))" office:value-type="float" office:value="-2">
            <text:p>-2</text:p>
          </table:table-cell>
          <table:table-cell table:formula="of:=[.B32]*SIN(RADIANS([.D32]))+[.C32]*COS(RADIANS([.D32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33]*COS(RADIANS([.D33]))-[.C33]*SIN(RADIANS([.D33]))" office:value-type="float" office:value="-2">
            <text:p>-2</text:p>
          </table:table-cell>
          <table:table-cell table:formula="of:=[.B33]*SIN(RADIANS([.D33]))+[.C33]*COS(RADIANS([.D33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34]*COS(RADIANS([.D34]))-[.C34]*SIN(RADIANS([.D34]))" office:value-type="float" office:value="-2">
            <text:p>-2</text:p>
          </table:table-cell>
          <table:table-cell table:formula="of:=[.B34]*SIN(RADIANS([.D34]))+[.C34]*COS(RADIANS([.D34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35]*COS(RADIANS([.D35]))-[.C35]*SIN(RADIANS([.D35]))" office:value-type="float" office:value="-2">
            <text:p>-2</text:p>
          </table:table-cell>
          <table:table-cell table:formula="of:=[.B35]*SIN(RADIANS([.D35]))+[.C35]*COS(RADIANS([.D35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36]*COS(RADIANS([.D36]))-[.C36]*SIN(RADIANS([.D36]))" office:value-type="float" office:value="-2">
            <text:p>-2</text:p>
          </table:table-cell>
          <table:table-cell table:formula="of:=[.B36]*SIN(RADIANS([.D36]))+[.C36]*COS(RADIANS([.D36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37]*COS(RADIANS([.D37]))-[.C37]*SIN(RADIANS([.D37]))" office:value-type="float" office:value="-2">
            <text:p>-2</text:p>
          </table:table-cell>
          <table:table-cell table:formula="of:=[.B37]*SIN(RADIANS([.D37]))+[.C37]*COS(RADIANS([.D37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B38]*COS(RADIANS([.D38]))-[.C38]*SIN(RADIANS([.D38]))" office:value-type="float" office:value="-2">
            <text:p>-2</text:p>
          </table:table-cell>
          <table:table-cell table:formula="of:=[.B38]*SIN(RADIANS([.D38]))+[.C38]*COS(RADIANS([.D38]))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12/18/2012</text:date>, <text:time>08:4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8T08:38:54.11</meta:creation-date>
    <dc:date>2012-12-18T08:43:59.33</dc:date>
    <meta:editing-duration>PT5M5S</meta:editing-duration>
    <meta:editing-cycles>1</meta:editing-cycles>
    <meta:document-statistic meta:table-count="3" meta:cell-count="185" meta:object-count="0"/>
    <meta:generator>OpenOffice.org/3.4.1$Win32 OpenOffice.org_project/341m1$Build-9593</meta:generator>
  </office:meta>
</office:document-meta>
</file>